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fdc1" officeooo:paragraph-rsid="0003fdc1"/>
    </style:style>
    <style:style style:name="P2" style:family="paragraph" style:parent-style-name="Standard">
      <style:text-properties officeooo:rsid="0003fdc1" officeooo:paragraph-rsid="0004818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n eben gelinkt statt eingebaut...</text:p>
      <text:p text:style-name="P1">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P1"><draw:frame draw:style-name="fr1" draw:name="Grafik1" text:anchor-type="paragraph" svg:width="7.938cm" svg:height="4.419cm" draw:z-index="0"><draw:image xlink:href="http://www.open-xchange.com/typo3temp/pics/5ee388afdc.png" xlink:type="simple" xlink:show="embed" xlink:actuate="onLoad"/></draw:frame>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P1"><draw:frame draw:style-name="fr1" draw:name="Grafik2" text:anchor-type="paragraph" svg:width="5.953cm" svg:height="3.149cm" draw:z-index="1"><draw:image xlink:href="http://www.open-xchange.com/uploads/media/the_ox_story.jpg" xlink:type="simple" xlink:show="embed" xlink:actuate="onLoad"/></draw:frame>asdfsadfsadf asdfsadfsadf asdfsadfsadf asdfsadfsadf asdfsadfsadasdfsadfsadf asdfsadfsadf asdfsadfsadf asdfsadfsadf asdfsadfsadasdfsadfsadf asdfsadfsadf asdfsadfsadf asdfsadfsad asdfsadfsadasdfsadfsadf asdfsadfsadf asdfsadfsadf asdfsadfsadf asdfsadfsadasdfsadfsadf asdfsadfsadf asdfsadfsadf asdfsadfsadf asdfsadfsadasdfsadfsadf asdfsadfsadf asdfsadfsadf asdfsadfsadf asdfsadfsadasdfsadfsadf asdfsadfsadf asdfsadfsadf asdfsadfsadf asdfsadfsadfsadasdfsadfsadf asdfsadfsadf asdfsadfsadf asdfsadfsadf asdfsadfsadasdfsadfsadf asdfsadfsadf asdfsadfsadf asdfsadfsadf asdfsadfsadasdfsadfs</text:p>
      <text:p text:style-name="P2"><draw:frame draw:style-name="fr1" draw:name="Grafik3" text:anchor-type="paragraph" svg:width="6.112cm" svg:height="3.704cm" draw:z-index="2"><draw:image xlink:href="http://www.open-xchange.com/fileadmin/user_upload/open-xchange/image/landing/ase/ase_desktop_webinar_7.png" xlink:type="simple" xlink:show="embed" xlink:actuate="onLoad" draw:filter-name="&lt;Alle Formate&gt;"/></draw:frame>fsadasdfsadfsadf asdfsadfsadf asdfsadfsadf asdfsadfsadf asdfsadfsadasdfsadfsadf asdfsadfsadffsadasdfsadfsadf asdfsadfsadf asdfsadfsadf asdfsadfsadf asdfsadfsadasdfsadfsadf asdfsadfsadf asdfsadfsadf asdfsadfsadf asdfsadfsadasdfsadfsfsadasdfsadfsadf asdfsadfsadf asdfsadfsadf asdfsadfsadf asdfsadfsadasdfsadfsadf asdfsadfsadf asdfsadfsadf asdfsadfsadf asdfsadfsadasdfsadfs asdfsadfsadf asdfsadfsadf asdfsadfsadasdfsadfs</text:p>
      <text:p text:style-name="P1">asdfsadfsadf asdfsadfsadf asdfsadfsadf asdfsadfsadf asdfsadfsadf</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3.6$Windows_x86 LibreOffice_project/2ef5aff-a6fb0ff-166bdff-cf087ad-0f1389</meta:generator>
    <dc:date>2013-05-03T14:26:29.62</dc:date>
    <meta:document-statistic meta:table-count="0" meta:image-count="3" meta:object-count="0" meta:page-count="1" meta:paragraph-count="6" meta:word-count="126" meta:character-count="1915" meta:non-whitespace-character-count="1795"/>
    <meta:user-defined meta:name="Info 1"/>
    <meta:user-defined meta:name="Info 2"/>
    <meta:user-defined meta:name="Info 3"/>
    <meta:user-defined meta:name="Info 4"/>
  </office:meta>
</office:document-meta>
</file>